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F000000B43C170BF4.jpg" manifest:media-type="image/jpeg"/>
  <manifest:file-entry manifest:full-path="Pictures/10000000000000C80000006824A05349.png" manifest:media-type="image/png"/>
  <manifest:file-entry manifest:full-path="Pictures/10000201000002480000018ECCD626CA.png" manifest:media-type="image/png"/>
  <manifest:file-entry manifest:full-path="Pictures/10000200000003B7000002D12F64C164.gif" manifest:media-type="image/gif"/>
  <manifest:file-entry manifest:full-path="Pictures/10000000000001680000018C8C44EE7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48pt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66pt" fo:font-weight="bold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ICAGO PYTHON</text:p>
      <text:p text:style-name="P2">WORKSHOP</text:p>
      <text:p text:style-name="P1"><draw:frame draw:style-name="fr2" draw:name="graphics5" text:anchor-type="paragraph" svg:y="0.4854in" svg:width="2.3516in" svg:height="1.7827in" draw:z-index="4"><draw:image xlink:href="Pictures/10000200000003B7000002D12F64C164.gif" xlink:type="simple" xlink:show="embed" xlink:actuate="onLoad"/></draw:frame></text:p>
      <text:p text:style-name="P1"/>
      <text:p text:style-name="P1"/>
      <text:p text:style-name="P1"><draw:frame draw:style-name="fr1" draw:name="graphics2" text:anchor-type="paragraph" svg:x="1.9366in" svg:y="0.3118in" svg:width="2.6563in" svg:height="1.8752in" draw:z-index="2"><draw:image xlink:href="Pictures/10000000000000FF000000B43C170BF4.jpg" xlink:type="simple" xlink:show="embed" xlink:actuate="onLoad"/></draw:frame><draw:frame draw:style-name="fr1" draw:name="graphics4" text:anchor-type="paragraph" svg:x="7.5252in" svg:y="0.2252in" svg:width="1.7819in" svg:height="1.9602in" draw:z-index="3"><draw:image xlink:href="Pictures/10000000000001680000018C8C44EE77.jpg" xlink:type="simple" xlink:show="embed" xlink:actuate="onLoad"/></draw:frame><draw:frame draw:style-name="fr1" draw:name="graphics1" text:anchor-type="paragraph" svg:x="0.0165in" svg:y="0.6799in" svg:width="1.7902in" svg:height="1.2201in" draw:z-index="0"><draw:image xlink:href="Pictures/10000201000002480000018ECCD626CA.png" xlink:type="simple" xlink:show="embed" xlink:actuate="onLoad"/></draw:frame><draw:frame draw:style-name="fr1" draw:name="graphics3" text:anchor-type="paragraph" svg:x="4.7402in" svg:y="0.7193in" svg:width="2.2575in" svg:height="1.1736in" draw:z-index="1"><draw:image xlink:href="Pictures/10000000000000C80000006824A05349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20:52:34</meta:creation-date>
    <dc:date>2012-12-06T21:09:17</dc:date>
    <meta:editing-duration>PT7M52S</meta:editing-duration>
    <meta:editing-cycles>5</meta:editing-cycles>
    <meta:generator>LibreOffice/3.5$Linux_X86_64 LibreOffice_project/350m1$Build-2</meta:generator>
    <meta:print-date>2012-12-06T21:09:09</meta:print-date>
    <meta:document-statistic meta:table-count="0" meta:image-count="5" meta:object-count="0" meta:page-count="1" meta:paragraph-count="2" meta:word-count="3" meta:character-count="22" meta:non-whitespace-character-count="21"/>
  </office:meta>
</office:document-meta>
</file>